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officeooo:rsid="00016094" officeooo:paragraph-rsid="0025a4fc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ahoma" fo:font-size="10pt" officeooo:rsid="00016094" officeooo:paragraph-rsid="0025a4fc" style:font-size-asian="10pt" style:font-size-complex="10pt"/>
    </style:style>
    <style:style style:name="P3" style:family="paragraph" style:parent-style-name="Standard">
      <style:text-properties style:font-name="Tahoma" fo:font-size="10pt" officeooo:rsid="0025a4fc" officeooo:paragraph-rsid="0025a4fc" style:font-size-asian="10pt" style:font-size-complex="10pt"/>
    </style:style>
    <style:style style:name="P4" style:family="paragraph" style:parent-style-name="Standard">
      <style:text-properties style:font-name="Tahoma" fo:font-size="10pt" officeooo:rsid="0025a4fc" officeooo:paragraph-rsid="002c1233" style:font-size-asian="10pt" style:font-size-complex="10pt"/>
    </style:style>
    <style:style style:name="P5" style:family="paragraph" style:parent-style-name="Standard">
      <style:text-properties style:font-name="Tahoma" fo:font-size="10pt" officeooo:rsid="00019b10" officeooo:paragraph-rsid="0025a4fc" style:font-size-asian="10pt" style:font-size-complex="10pt"/>
    </style:style>
    <style:style style:name="P6" style:family="paragraph" style:parent-style-name="Standard">
      <style:text-properties style:font-name="Tahoma" fo:font-size="10pt" officeooo:rsid="000a7b20" officeooo:paragraph-rsid="0025a4fc" style:font-size-asian="10pt" style:font-size-complex="10pt"/>
    </style:style>
    <style:style style:name="P7" style:family="paragraph" style:parent-style-name="Standard">
      <style:text-properties style:font-name="Tahoma" fo:font-size="10pt" officeooo:rsid="002cf1e8" officeooo:paragraph-rsid="002cf1e8" style:font-size-asian="10pt" style:font-size-complex="10pt"/>
    </style:style>
    <style:style style:name="P8" style:family="paragraph" style:parent-style-name="Standard">
      <style:text-properties style:font-name="Tahoma" fo:font-size="10pt" officeooo:rsid="002ecb5b" officeooo:paragraph-rsid="002ecb5b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Tahoma" fo:font-size="10pt" officeooo:rsid="0032433b" officeooo:paragraph-rsid="0032433b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ahoma" fo:font-size="10pt" officeooo:rsid="0032433b" officeooo:paragraph-rsid="003c02b3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Tahoma" fo:font-size="10pt" officeooo:rsid="0032433b" officeooo:paragraph-rsid="003c36b5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ahoma" fo:font-size="10pt" officeooo:rsid="0032b320" officeooo:paragraph-rsid="0032b320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Tahoma" fo:font-size="10pt" officeooo:rsid="0033c6aa" officeooo:paragraph-rsid="0033c6aa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Tahoma" fo:font-size="10pt" officeooo:rsid="0033c6aa" officeooo:paragraph-rsid="003c36b5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Tahoma" fo:font-size="10pt" officeooo:rsid="0035d4e0" officeooo:paragraph-rsid="0035d4e0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Tahoma" fo:font-size="10pt" officeooo:rsid="003c02b3" officeooo:paragraph-rsid="003c02b3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ahoma" fo:font-size="10pt" fo:font-weight="bold" officeooo:rsid="00016094" officeooo:paragraph-rsid="0025a4f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Tahoma" fo:font-size="12pt" style:text-underline-style="solid" style:text-underline-width="auto" style:text-underline-color="font-color" officeooo:rsid="0025a4fc" officeooo:paragraph-rsid="0025a4fc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2b320" officeooo:paragraph-rsid="0032b320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2b320" officeooo:paragraph-rsid="003c02b3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3c6aa" officeooo:paragraph-rsid="0033c6aa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3c6aa" officeooo:paragraph-rsid="003c36b5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5d4e0" officeooo:paragraph-rsid="0035d4e0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772e4" officeooo:paragraph-rsid="003772e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772e4" officeooo:paragraph-rsid="003c36b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a42d4" officeooo:paragraph-rsid="003a42d4" style:font-size-asian="12pt" style:font-size-complex="12pt"/>
    </style:style>
    <style:style style:name="P27" style:family="paragraph" style:parent-style-name="Standard">
      <style:text-properties style:font-name="Courier New" fo:font-size="9pt" fo:font-style="italic" officeooo:rsid="00046b09" officeooo:paragraph-rsid="0025a4fc" style:font-size-asian="9pt" style:font-style-asian="italic" style:font-size-complex="9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Courier New" fo:font-size="9pt" officeooo:rsid="00392bd8" officeooo:paragraph-rsid="00392bd8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Courier New" fo:font-size="9pt" officeooo:rsid="00392bd8" officeooo:paragraph-rsid="003c02b3" style:font-size-asian="9pt" style:font-size-complex="9pt"/>
    </style:style>
    <style:style style:name="P30" style:family="paragraph" style:parent-style-name="Standard">
      <style:text-properties officeooo:rsid="0025a4fc" officeooo:paragraph-rsid="0025a4fc"/>
    </style:style>
    <style:style style:name="P31" style:family="paragraph" style:parent-style-name="Standard">
      <style:text-properties officeooo:rsid="000a7b20" officeooo:paragraph-rsid="0025a4fc"/>
    </style:style>
    <style:style style:name="P32" style:family="paragraph" style:parent-style-name="Standard">
      <style:paragraph-properties fo:text-align="start" style:justify-single-word="false"/>
      <style:text-properties officeooo:paragraph-rsid="0037ce0c"/>
    </style:style>
    <style:style style:name="P33" style:family="paragraph" style:parent-style-name="Standard">
      <style:paragraph-properties fo:text-align="start" style:justify-single-word="false"/>
      <style:text-properties officeooo:paragraph-rsid="003c02b3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Tahoma" fo:font-size="14pt" fo:font-weight="bold" officeooo:rsid="00016094" officeooo:paragraph-rsid="0025a4fc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Tahoma" fo:font-size="14pt" fo:font-weight="bold" officeooo:rsid="0032433b" officeooo:paragraph-rsid="0032433b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Tahoma" fo:font-size="14pt" fo:font-weight="bold" officeooo:rsid="003c02b3" officeooo:paragraph-rsid="003c02b3" style:font-size-asian="14pt" style:font-weight-asian="bold" style:font-size-complex="14pt" style:font-weight-complex="bold"/>
    </style:style>
    <style:style style:name="P37" style:family="paragraph" style:parent-style-name="Standard" style:list-style-name="L1">
      <style:text-properties officeooo:paragraph-rsid="00262d5e"/>
    </style:style>
    <style:style style:name="P38" style:family="paragraph" style:parent-style-name="Standard" style:list-style-name="L1">
      <style:text-properties officeooo:paragraph-rsid="0025a4fc"/>
    </style:style>
    <style:style style:name="P39" style:family="paragraph" style:parent-style-name="Standard" style:list-style-name="L1">
      <style:text-properties style:font-name="Tahoma" fo:font-size="10pt" officeooo:rsid="00262d5e" officeooo:paragraph-rsid="00262d5e" style:font-size-asian="10pt" style:font-size-complex="10pt"/>
    </style:style>
    <style:style style:name="P40" style:family="paragraph" style:parent-style-name="Standard" style:list-style-name="L1">
      <style:text-properties style:font-name="Tahoma" fo:font-size="10pt" officeooo:rsid="0032433b" officeooo:paragraph-rsid="0032433b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Tahoma" fo:font-size="10pt" officeooo:rsid="0032433b" officeooo:paragraph-rsid="003c36b5" style:font-size-asian="10pt" style:font-size-complex="10pt"/>
    </style:style>
    <style:style style:name="P42" style:family="paragraph" style:parent-style-name="Standard" style:list-style-name="L1">
      <style:text-properties style:font-name="Tahoma" fo:font-size="10pt" officeooo:rsid="0035d4e0" officeooo:paragraph-rsid="0035d4e0" style:font-size-asian="10pt" style:font-size-complex="10pt"/>
    </style:style>
    <style:style style:name="P43" style:family="paragraph" style:parent-style-name="Standard" style:list-style-name="L6">
      <style:paragraph-properties fo:text-align="start" style:justify-single-word="false"/>
      <style:text-properties style:font-name="Tahoma" fo:font-size="10pt" officeooo:rsid="0035d4e0" officeooo:paragraph-rsid="0035d4e0" style:font-size-asian="10pt" style:font-size-complex="10pt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Tahoma" fo:font-size="10pt" officeooo:rsid="0035d4e0" officeooo:paragraph-rsid="003772e4" style:font-size-asian="10pt" style:font-size-complex="10pt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Tahoma" fo:font-size="10pt" officeooo:rsid="0035d4e0" officeooo:paragraph-rsid="003c36b5" style:font-size-asian="10pt" style:font-size-complex="10pt"/>
    </style:style>
    <style:style style:name="P46" style:family="paragraph" style:parent-style-name="Standard" style:list-style-name="L1">
      <style:text-properties style:font-name="Tahoma" fo:font-size="10pt" officeooo:rsid="003a42d4" officeooo:paragraph-rsid="003a42d4" style:font-size-asian="10pt" style:font-size-complex="10pt"/>
    </style:style>
    <style:style style:name="P47" style:family="paragraph" style:parent-style-name="Standard" style:list-style-name="L2">
      <style:text-properties style:font-name="Tahoma" fo:font-size="10pt" officeooo:rsid="00019b10" officeooo:paragraph-rsid="0025a4fc" style:font-size-asian="10pt" style:font-size-complex="10pt"/>
    </style:style>
    <style:style style:name="P48" style:family="paragraph" style:parent-style-name="Standard" style:list-style-name="L2">
      <style:text-properties style:font-name="Tahoma" fo:font-size="10pt" officeooo:rsid="0008bfaa" officeooo:paragraph-rsid="0025a4fc" style:font-size-asian="10pt" style:font-size-complex="10pt"/>
    </style:style>
    <style:style style:name="P49" style:family="paragraph" style:parent-style-name="Standard" style:list-style-name="L2">
      <style:text-properties style:font-name="Tahoma" fo:font-size="10pt" officeooo:rsid="00032656" officeooo:paragraph-rsid="0025a4fc" style:font-size-asian="10pt" style:font-size-complex="10pt"/>
    </style:style>
    <style:style style:name="P50" style:family="paragraph" style:parent-style-name="Standard" style:list-style-name="L3">
      <style:text-properties style:font-name="Tahoma" fo:font-size="10pt" officeooo:rsid="0025a4fc" officeooo:paragraph-rsid="0025a4fc" style:font-size-asian="10pt" style:font-size-complex="10pt"/>
    </style:style>
    <style:style style:name="P51" style:family="paragraph" style:parent-style-name="Standard" style:list-style-name="L3">
      <style:text-properties style:font-name="Tahoma" fo:font-size="10pt" officeooo:rsid="002ecb5b" officeooo:paragraph-rsid="002ecb5b" style:font-size-asian="10pt" style:font-size-complex="10pt"/>
    </style:style>
    <style:style style:name="P52" style:family="paragraph" style:parent-style-name="Standard" style:list-style-name="L4">
      <style:text-properties style:font-name="Tahoma" fo:font-size="10pt" officeooo:rsid="002eb11f" officeooo:paragraph-rsid="002eb11f" style:font-size-asian="10pt" style:font-size-complex="10pt"/>
    </style:style>
    <style:style style:name="P53" style:family="paragraph" style:parent-style-name="Standard" style:list-style-name="L5">
      <style:text-properties style:font-name="Tahoma" fo:font-size="10pt" officeooo:rsid="000a7b20" officeooo:paragraph-rsid="0031c586" style:font-size-asian="10pt" style:font-size-complex="10pt"/>
    </style:style>
    <style:style style:name="P54" style:family="paragraph" style:parent-style-name="Standard" style:list-style-name="L5">
      <style:text-properties style:font-name="Tahoma" fo:font-size="10pt" officeooo:rsid="000a7b20" officeooo:paragraph-rsid="0025a4fc" style:font-size-asian="10pt" style:font-size-complex="10pt"/>
    </style:style>
    <style:style style:name="P55" style:family="paragraph" style:parent-style-name="Standard" style:list-style-name="L5">
      <style:text-properties style:font-name="Tahoma" fo:font-size="10pt" officeooo:paragraph-rsid="0031c586" style:font-size-asian="10pt" style:font-size-complex="10pt"/>
    </style:style>
    <style:style style:name="P56" style:family="paragraph" style:parent-style-name="Standard" style:list-style-name="L5">
      <style:text-properties style:font-name="Tahoma" fo:font-size="10pt" officeooo:rsid="0031c586" officeooo:paragraph-rsid="0031c586" style:font-size-asian="10pt" style:font-size-complex="10pt"/>
    </style:style>
    <style:style style:name="P57" style:family="paragraph" style:parent-style-name="Standard" style:list-style-name="L5">
      <style:text-properties style:font-name="Tahoma" fo:font-size="10pt" officeooo:rsid="000aae9a" officeooo:paragraph-rsid="0025a4fc" style:font-size-asian="10pt" style:font-size-complex="10pt"/>
    </style:style>
    <style:style style:name="P58" style:family="paragraph" style:parent-style-name="Standard" style:list-style-name="L7">
      <style:paragraph-properties fo:text-align="start" style:justify-single-word="false"/>
      <style:text-properties style:font-name="Tahoma" fo:font-size="10pt" officeooo:rsid="0032b320" officeooo:paragraph-rsid="0032b320" style:font-size-asian="10pt" style:font-size-complex="10pt"/>
    </style:style>
    <style:style style:name="P59" style:family="paragraph" style:parent-style-name="Standard" style:list-style-name="L7">
      <style:paragraph-properties fo:text-align="start" style:justify-single-word="false"/>
      <style:text-properties style:font-name="Tahoma" fo:font-size="10pt" officeooo:rsid="0032b320" officeooo:paragraph-rsid="003c02b3" style:font-size-asian="10pt" style:font-size-complex="10pt"/>
    </style:style>
    <style:style style:name="P60" style:family="paragraph" style:parent-style-name="Standard" style:list-style-name="L7">
      <style:paragraph-properties fo:text-align="start" style:justify-single-word="false"/>
      <style:text-properties style:font-name="Tahoma" fo:font-size="10pt" officeooo:rsid="0033c6aa" officeooo:paragraph-rsid="0033c6aa" style:font-size-asian="10pt" style:font-size-complex="10pt"/>
    </style:style>
    <style:style style:name="P61" style:family="paragraph" style:parent-style-name="Standard" style:list-style-name="L6">
      <style:paragraph-properties fo:text-align="start" style:justify-single-word="false"/>
      <style:text-properties style:font-name="Tahoma" fo:font-size="10pt" officeooo:rsid="003772e4" officeooo:paragraph-rsid="003772e4" style:font-size-asian="10pt" style:font-size-complex="10pt"/>
    </style:style>
    <style:style style:name="P62" style:family="paragraph" style:parent-style-name="Standard" style:list-style-name="L6">
      <style:paragraph-properties fo:text-align="start" style:justify-single-word="false"/>
      <style:text-properties style:font-name="Tahoma" fo:font-size="10pt" officeooo:rsid="003772e4" officeooo:paragraph-rsid="003c36b5" style:font-size-asian="10pt" style:font-size-complex="10pt"/>
    </style:style>
    <style:style style:name="P63" style:family="paragraph" style:parent-style-name="Standard" style:list-style-name="L7">
      <style:paragraph-properties fo:text-align="start" style:justify-single-word="false"/>
      <style:text-properties style:font-name="Tahoma" fo:font-size="10pt" officeooo:rsid="003c02b3" officeooo:paragraph-rsid="003c02b3" style:font-size-asian="10pt" style:font-size-complex="10pt"/>
    </style:style>
    <style:style style:name="P64" style:family="paragraph" style:parent-style-name="Standard" style:list-style-name="L1">
      <style:text-properties officeooo:rsid="00262d5e" officeooo:paragraph-rsid="00262d5e"/>
    </style:style>
    <style:style style:name="P65" style:family="paragraph" style:parent-style-name="Standard" style:list-style-name="L1">
      <style:text-properties officeooo:rsid="0032433b" officeooo:paragraph-rsid="0032433b"/>
    </style:style>
    <style:style style:name="P66" style:family="paragraph" style:parent-style-name="Standard" style:list-style-name="L1">
      <style:text-properties officeooo:rsid="0035d4e0" officeooo:paragraph-rsid="0035d4e0"/>
    </style:style>
    <style:style style:name="P67" style:family="paragraph" style:parent-style-name="Standard" style:list-style-name="L1">
      <style:text-properties officeooo:rsid="0033c6aa" officeooo:paragraph-rsid="0033c6aa"/>
    </style:style>
    <style:style style:name="P68" style:family="paragraph" style:parent-style-name="Standard" style:list-style-name="L5">
      <style:text-properties style:font-name="Courier New" fo:font-size="9pt" officeooo:rsid="000a7b20" officeooo:paragraph-rsid="0025a4fc" style:font-size-asian="9pt" style:font-size-complex="9pt"/>
    </style:style>
    <style:style style:name="P69" style:family="paragraph" style:parent-style-name="Standard" style:list-style-name="L8">
      <style:paragraph-properties fo:text-align="start" style:justify-single-word="false"/>
      <style:text-properties style:font-name="Courier New" fo:font-size="9pt" officeooo:rsid="0033c6aa" officeooo:paragraph-rsid="0033c6aa" style:font-size-asian="9pt" style:font-size-complex="9pt"/>
    </style:style>
    <style:style style:name="P70" style:family="paragraph" style:parent-style-name="Standard" style:list-style-name="L8">
      <style:paragraph-properties fo:text-align="start" style:justify-single-word="false"/>
      <style:text-properties style:font-name="Courier New" fo:font-size="9pt" officeooo:rsid="0033c6aa" officeooo:paragraph-rsid="003c36b5" style:font-size-asian="9pt" style:font-size-complex="9pt"/>
    </style:style>
    <style:style style:name="P71" style:family="paragraph" style:parent-style-name="Standard">
      <style:paragraph-properties fo:text-align="start" style:justify-single-word="false" fo:break-before="page"/>
      <style:text-properties style:font-name="Tahoma" fo:font-size="10pt" officeooo:rsid="0032433b" officeooo:paragraph-rsid="003c36b5" style:font-size-asian="10pt" style:font-size-complex="10pt"/>
    </style:style>
    <style:style style:name="P72" style:family="paragraph">
      <loext:graphic-properties draw:fill="solid" draw:fill-color="#729fcf"/>
      <style:text-properties fo:font-size="10pt"/>
    </style:style>
    <style:style style:name="P73" style:family="paragraph">
      <loext:graphic-properties draw:fill="none" draw:fill-color="#ffffff"/>
    </style:style>
    <style:style style:name="P74" style:family="paragraph">
      <loext:graphic-properties draw:fill="solid" draw:fill-color="#ccffcc"/>
    </style:style>
    <style:style style:name="P75" style:family="paragraph">
      <loext:graphic-properties draw:fill="solid" draw:fill-color="#99cc99"/>
    </style:style>
    <style:style style:name="P76" style:family="paragraph">
      <loext:graphic-properties draw:fill="solid" draw:fill-color="#336600"/>
    </style:style>
    <style:style style:name="P77" style:family="paragraph">
      <loext:graphic-properties draw:fill="solid" draw:fill-color="#ffcc99"/>
    </style:style>
    <style:style style:name="P78" style:family="paragraph">
      <loext:graphic-properties draw:fill="solid" draw:fill-color="#cc99cc"/>
    </style:style>
    <style:style style:name="P79" style:family="paragraph">
      <loext:graphic-properties draw:fill="solid" draw:fill-color="#b2b2b2"/>
    </style:style>
    <style:style style:name="P80" style:family="paragraph">
      <loext:graphic-properties draw:fill="solid" draw:fill-color="#3399ff"/>
    </style:style>
    <style:style style:name="P81" style:family="paragraph">
      <loext:graphic-properties draw:fill="solid" draw:fill-color="#669999"/>
    </style:style>
    <style:style style:name="P82" style:family="paragraph">
      <loext:graphic-properties draw:fill="none"/>
    </style:style>
    <style:style style:name="P83" style:family="paragraph">
      <loext:graphic-properties draw:fill="none"/>
      <style:text-properties fo:font-size="12pt"/>
    </style:style>
    <style:style style:name="P84" style:family="paragraph">
      <loext:graphic-properties draw:fill="gradient" draw:fill-gradient-name="Gradient_20_2" draw:gradient-step-count="149"/>
    </style:style>
    <style:style style:name="P85" style:family="paragraph">
      <loext:graphic-properties draw:fill="none" draw:fill-color="#ffffff"/>
      <style:text-properties fo:font-size="12pt"/>
    </style:style>
    <style:style style:name="P86" style:family="paragraph">
      <loext:graphic-properties draw:fill="solid" draw:fill-color="#cccc99"/>
    </style:style>
    <style:style style:name="P87" style:family="paragraph">
      <loext:graphic-properties draw:fill="solid" draw:fill-color="#ffff66"/>
    </style:style>
    <style:style style:name="T1" style:family="text">
      <style:text-properties officeooo:rsid="000481d9"/>
    </style:style>
    <style:style style:name="T2" style:family="text">
      <style:text-properties style:font-name="Courier New" fo:font-size="9pt" style:font-size-asian="9pt" style:font-size-complex="9pt"/>
    </style:style>
    <style:style style:name="T3" style:family="text">
      <style:text-properties style:font-name="Courier New" fo:font-size="9pt" officeooo:rsid="000a7b20" style:font-size-asian="9pt" style:font-size-complex="9pt"/>
    </style:style>
    <style:style style:name="T4" style:family="text">
      <style:text-properties officeooo:rsid="0008bfaa"/>
    </style:style>
    <style:style style:name="T5" style:family="text">
      <style:text-properties officeooo:rsid="000aae9a"/>
    </style:style>
    <style:style style:name="T6" style:family="text">
      <style:text-properties officeooo:rsid="000a7b20"/>
    </style:style>
    <style:style style:name="T7" style:family="text">
      <style:text-properties style:font-name="Tahoma" fo:font-size="10pt" style:font-size-asian="10pt" style:font-size-complex="10pt"/>
    </style:style>
    <style:style style:name="T8" style:family="text">
      <style:text-properties style:font-name="Tahoma" fo:font-size="10pt" officeooo:rsid="00262d5e" style:font-size-asian="10pt" style:font-size-complex="10pt"/>
    </style:style>
    <style:style style:name="T9" style:family="text">
      <style:text-properties style:font-name="Tahoma" fo:font-size="10pt" officeooo:rsid="00016094" style:font-size-asian="10pt" style:font-size-complex="10pt"/>
    </style:style>
    <style:style style:name="T10" style:family="text">
      <style:text-properties style:font-name="Tahoma" fo:font-size="10pt" officeooo:rsid="0032433b" style:font-size-asian="10pt" style:font-size-complex="10pt"/>
    </style:style>
    <style:style style:name="T11" style:family="text">
      <style:text-properties style:font-name="Tahoma" fo:font-size="12pt" style:font-size-asian="12pt" style:font-size-complex="12pt"/>
    </style:style>
    <style:style style:name="T12" style:family="text">
      <style:text-properties style:font-name="Tahoma" officeooo:rsid="0037ce0c"/>
    </style:style>
    <style:style style:name="T13" style:family="text">
      <style:text-properties officeooo:rsid="002b8625"/>
    </style:style>
    <style:style style:name="T14" style:family="text">
      <style:text-properties officeooo:rsid="002c1233"/>
    </style:style>
    <style:style style:name="T15" style:family="text">
      <style:text-properties officeooo:rsid="003082e6"/>
    </style:style>
    <style:style style:name="T16" style:family="text">
      <style:text-properties officeooo:rsid="0032433b"/>
    </style:style>
    <style:style style:name="T17" style:family="text">
      <style:text-properties officeooo:rsid="003772e4"/>
    </style:style>
    <style:style style:name="T18" style:family="text">
      <style:text-properties officeooo:rsid="0037ce0c"/>
    </style:style>
    <style:style style:name="T19" style:family="text">
      <style:text-properties officeooo:rsid="003c02b3"/>
    </style:style>
    <style:style style:name="T20" style:family="text">
      <style:text-properties officeooo:rsid="003c36b5"/>
    </style:style>
    <style:style style:name="T21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465a4" draw:fill="solid" draw:fill-color="#729fcf" draw:textarea-horizontal-align="justify" draw:textarea-vertical-align="middle" draw:auto-grow-height="false" fo:min-height="10.054cm" fo:min-width="15.2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465a4" draw:fill="solid" draw:fill-color="#ccffcc" draw:textarea-horizontal-align="justify" draw:textarea-vertical-align="middle" draw:auto-grow-height="false" fo:min-height="8.659cm" fo:min-width="1.44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3465a4" draw:fill="solid" draw:fill-color="#ffcc99" draw:textarea-horizontal-align="justify" draw:textarea-vertical-align="middle" draw:auto-grow-height="false" fo:min-height="1.131cm" fo:min-width="9.76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3465a4" draw:fill="solid" draw:fill-color="#cc99cc" draw:textarea-horizontal-align="justify" draw:textarea-vertical-align="middle" draw:auto-grow-height="false" fo:min-height="4.595cm" fo:min-width="9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3465a4" draw:fill="solid" draw:fill-color="#b2b2b2" draw:textarea-horizontal-align="justify" draw:textarea-vertical-align="middle" draw:auto-grow-height="false" fo:min-height="4.595cm" fo:min-width="9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3465a4" draw:fill="solid" draw:fill-color="#3399ff" draw:textarea-horizontal-align="justify" draw:textarea-vertical-align="middle" draw:auto-grow-height="false" fo:min-height="0.529cm" fo:min-width="2.71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2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3465a4" draw:fill="solid" draw:fill-color="#669999" draw:textarea-horizontal-align="justify" draw:textarea-vertical-align="middle" draw:auto-grow-height="false" fo:min-height="1.226cm" fo:min-width="10.7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69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horizontal-align="justify" draw:textarea-vertical-align="middle" draw:auto-grow-height="false" fo:min-height="4.323cm" fo:min-width="3.9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none" draw:textarea-horizontal-align="justify" draw:textarea-vertical-align="middle" draw:auto-grow-height="false" fo:min-height="1.441cm" fo:min-width="8.5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="none" draw:textarea-horizontal-align="justify" draw:textarea-vertical-align="middle" draw:auto-grow-height="false" fo:min-height="1.443cm" fo:min-width="8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="solid" draw:fill-color="#ccffcc" draw:textarea-horizontal-align="justify" draw:textarea-vertical-align="middle" draw:auto-grow-height="false" fo:min-height="4.323cm" fo:min-width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solid" draw:fill-color="#669999" draw:textarea-horizontal-align="justify" draw:textarea-vertical-align="middle" draw:auto-grow-height="false" fo:min-height="0.593cm" fo:min-width="7.2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gradient" draw:fill-gradient-name="Gradient_20_2" draw:gradient-step-count="149" draw:textarea-horizontal-align="justify" draw:textarea-vertical-align="middle" draw:auto-grow-height="false" fo:min-height="2.893cm" fo:min-width="7.2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="solid" draw:fill-color="#ffcc99" draw:textarea-horizontal-align="justify" draw:textarea-vertical-align="middle" draw:auto-grow-height="false" fo:min-height="0.838cm" fo:min-width="7.20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7.858cm" fo:min-width="14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3465a4" draw:fill="solid" draw:fill-color="#cccc99" draw:textarea-horizontal-align="justify" draw:textarea-vertical-align="middle" draw:auto-grow-height="false" fo:min-height="2.937cm" fo:min-width="7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3465a4" draw:fill="solid" draw:fill-color="#ffcc99" draw:textarea-horizontal-align="justify" draw:textarea-vertical-align="middle" draw:auto-grow-height="false" fo:min-height="1.415cm" fo:min-width="9.76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3465a4" draw:fill="solid" draw:fill-color="#ffff66" draw:textarea-horizontal-align="justify" draw:textarea-vertical-align="middle" draw:auto-grow-height="false" fo:min-height="0.714cm" fo:min-width="6.2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aquette Image du temps</text:p>
      <text:p text:style-name="P1"/>
      <text:p text:style-name="P1"/>
      <text:list xml:id="list490204664" text:style-name="L1">
        <text:list-item>
          <text:p text:style-name="P39">Index<text:bookmark text:name="Index"/></text:p>
          <text:list>
            <text:list-item>
              <text:p text:style-name="P64"><text:a xlink:type="simple" xlink:href="#dessin" text:style-name="Internet_20_link" text:visited-style-name="Visited_20_Internet_20_Link"><text:span text:style-name="T7">Dessin</text:span></text:a></text:p>
            </text:list-item>
            <text:list-item>
              <text:p text:style-name="P37"><text:a xlink:type="simple" xlink:href="#Explication" text:style-name="Internet_20_link" text:visited-style-name="Visited_20_Internet_20_Link"><text:span text:style-name="T8">Explication</text:span></text:a></text:p>
            </text:list-item>
            <text:list-item>
              <text:p text:style-name="P64"><text:a xlink:type="simple" xlink:href="#Grille" text:style-name="Internet_20_link" text:visited-style-name="Visited_20_Internet_20_Link"><text:span text:style-name="T7">Grille</text:span></text:a></text:p>
            </text:list-item>
            <text:list-item>
              <text:p text:style-name="P64"><text:a xlink:type="simple" xlink:href="#Charte" text:style-name="Internet_20_link" text:visited-style-name="Visited_20_Internet_20_Link"><text:span text:style-name="T7">Charte graphique</text:span></text:a></text:p>
            </text:list-item>
          </text:list>
        </text:list-item>
      </text:list>
      <text:p text:style-name="P1"/>
      <text:list xml:id="list215361081413947" text:continue-numbering="true" text:style-name="L1">
        <text:list-item>
          <text:p text:style-name="P38"><text:span text:style-name="T9">P</text:span><text:span text:style-name="T10">age</text:span></text:p>
          <text:list>
            <text:list-item>
              <text:p text:style-name="P65"><text:a xlink:type="simple" xlink:href="#accueil" text:style-name="Internet_20_link" text:visited-style-name="Visited_20_Internet_20_Link"><text:span text:style-name="T7">Accueil</text:span></text:a></text:p>
              <text:list>
                <text:list-item>
                  <text:p text:style-name="P65"><text:a xlink:type="simple" xlink:href="#accueil_dessin" text:style-name="Internet_20_link" text:visited-style-name="Visited_20_Internet_20_Link"><text:span text:style-name="T7">Dessin</text:span></text:a></text:p>
                </text:list-item>
                <text:list-item>
                  <text:p text:style-name="P65"><text:a xlink:type="simple" xlink:href="#accueil_explications" text:style-name="Internet_20_link" text:visited-style-name="Visited_20_Internet_20_Link"><text:span text:style-name="T7">Explications</text:span></text:a></text:p>
                </text:list-item>
                <text:list-item>
                  <text:p text:style-name="P65"><text:a xlink:type="simple" xlink:href="#accueil_grille" text:style-name="Internet_20_link" text:visited-style-name="Visited_20_Internet_20_Link"><text:span text:style-name="T7">Grille</text:span></text:a></text:p>
                </text:list-item>
                <text:list-item>
                  <text:p text:style-name="P65"><text:a xlink:type="simple" xlink:href="#accueil_charte" text:style-name="Internet_20_link" text:visited-style-name="Visited_20_Internet_20_Link"><text:span text:style-name="T7">Charte graphique</text:span></text:a></text:p>
                </text:list-item>
                <text:list-item>
                  <text:p text:style-name="P66"><text:a xlink:type="simple" xlink:href="#accueil_meta" text:style-name="Internet_20_link" text:visited-style-name="Visited_20_Internet_20_Link"><text:span text:style-name="T7">Balise méta</text:span></text:a></text:p>
                  <text:p text:style-name="P40"/>
                </text:list-item>
              </text:list>
            </text:list-item>
            <text:list-item>
              <text:p text:style-name="P65"><text:a xlink:type="simple" xlink:href="#contact" text:style-name="Internet_20_link" text:visited-style-name="Visited_20_Internet_20_Link"><text:span text:style-name="T7">contact</text:span></text:a></text:p>
              <text:list>
                <text:list-item>
                  <text:p text:style-name="P65"><text:a xlink:type="simple" xlink:href="#contact_dessin" text:style-name="Internet_20_link" text:visited-style-name="Visited_20_Internet_20_Link"><text:span text:style-name="T7">Dessin</text:span></text:a></text:p>
                </text:list-item>
                <text:list-item>
                  <text:p text:style-name="P65"><text:a xlink:type="simple" xlink:href="#contact_explications" text:style-name="Internet_20_link" text:visited-style-name="Visited_20_Internet_20_Link"><text:span text:style-name="T7">Explications</text:span></text:a></text:p>
                </text:list-item>
                <text:list-item>
                  <text:p text:style-name="P67"><text:a xlink:type="simple" xlink:href="#contact_charte" text:style-name="Internet_20_link" text:visited-style-name="Visited_20_Internet_20_Link"><text:span text:style-name="T7">Charte graphique</text:span></text:a></text:p>
                </text:list-item>
                <text:list-item>
                  <text:p text:style-name="P42"><text:a xlink:type="simple" xlink:href="#contact_meta" text:style-name="Internet_20_link" text:visited-style-name="Visited_20_Internet_20_Link">Balise méta</text:a></text:p>
                </text:list-item>
                <text:list-item>
                  <text:p text:style-name="P46"><text:a xlink:type="simple" xlink:href="#contact_post" text:style-name="Internet_20_link" text:visited-style-name="Visited_20_Internet_20_Link">Post</text:a>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list xml:id="list215360515753004" text:continue-numbering="true" text:style-name="L1">
        <text:list-item>
          <text:p text:style-name="P42">Ressources</text:p>
          <text:list>
            <text:list-item>
              <text:p text:style-name="P42">Balise méta</text:p>
              <text:list>
                <text:list-item>
                  <text:p text:style-name="P42">http://www.rankspirit.com/balises.php</text:p>
                </text:list-item>
              </text:list>
            </text:list-item>
          </text:list>
        </text:list-item>
      </text:list>
      <text:p text:style-name="P1"/>
      <text:p text:style-name="P34">Page accueil<text:bookmark text:name="accueil"/></text:p>
      <text:p text:style-name="P27"><text:span text:style-name="T16">index</text:span>.html, <text:span text:style-name="T16">s</text:span>tyle.css, <text:span text:style-name="T16">s</text:span>criptJS.js</text:p>
      <text:p text:style-name="P1"/>
      <text:p text:style-name="P18">Dessin<text:bookmark text:name="accueil_dessin"/></text:p>
      <text:p text:style-name="P1"><draw:custom-shape text:anchor-type="paragraph" draw:z-index="0" draw:name="Forme1" draw:style-name="gr1" draw:text-style-name="P72" svg:width="15.227cm" svg:height="10.055cm" svg:x="2.718cm" svg:y="0.17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" draw:name="Forme2" draw:style-name="gr2" draw:text-style-name="P73" svg:width="1.204cm" svg:height="0.553cm" svg:x="3.463cm" svg:y="0.504cm"><draw:text-box><text:p>écran</text:p></draw:text-box></draw:frame><draw:custom-shape text:anchor-type="paragraph" draw:z-index="2" draw:name="Forme3" draw:style-name="gr3" draw:text-style-name="P74" svg:width="1.444cm" svg:height="8.66cm" svg:x="3.103cm" svg:y="1.274cm"><text:p/><draw:enhanced-geometry svg:viewBox="0 0 21600 21600" draw:type="rectangle" draw:enhanced-path="M 0 0 L 21600 0 21600 21600 0 21600 0 0 Z N"/></draw:custom-shape><draw:frame text:anchor-type="paragraph" draw:z-index="3" draw:name="Forme4" draw:style-name="gr4" draw:text-style-name="P73" svg:width="1.036cm" svg:height="0.579cm" svg:x="3.27cm" svg:y="1.513cm"><draw:text-box><text:p>Nav</text:p></draw:text-box></draw:frame><draw:custom-shape text:anchor-type="paragraph" draw:z-index="4" draw:name="Forme5" draw:style-name="gr5" draw:text-style-name="P75" svg:width="0.65cm" svg:height="0.53cm" svg:x="3.392cm" svg:y="2.092cm"><text:p/><draw:enhanced-geometry svg:viewBox="0 0 21600 21600" draw:type="rectangle" draw:enhanced-path="M 0 0 L 21600 0 21600 21600 0 21600 0 0 Z N"/></draw:custom-shape><draw:custom-shape text:anchor-type="paragraph" draw:z-index="5" draw:name="Forme5" draw:style-name="gr6" draw:text-style-name="P76" svg:width="0.65cm" svg:height="0.53cm" svg:x="3.464cm" svg:y="4.907cm"><text:p/><draw:enhanced-geometry svg:viewBox="0 0 21600 21600" draw:type="rectangle" draw:enhanced-path="M 0 0 L 21600 0 21600 21600 0 21600 0 0 Z N"/></draw:custom-shape><draw:custom-shape text:anchor-type="paragraph" draw:z-index="6" draw:name="Forme5" draw:style-name="gr6" draw:text-style-name="P76" svg:width="0.65cm" svg:height="0.53cm" svg:x="3.415cm" svg:y="4.209cm"><text:p/><draw:enhanced-geometry svg:viewBox="0 0 21600 21600" draw:type="rectangle" draw:enhanced-path="M 0 0 L 21600 0 21600 21600 0 21600 0 0 Z N"/></draw:custom-shape><draw:custom-shape text:anchor-type="paragraph" draw:z-index="7" draw:name="Forme5" draw:style-name="gr6" draw:text-style-name="P76" svg:width="0.65cm" svg:height="0.53cm" svg:x="3.415cm" svg:y="3.487cm"><text:p/><draw:enhanced-geometry svg:viewBox="0 0 21600 21600" draw:type="rectangle" draw:enhanced-path="M 0 0 L 21600 0 21600 21600 0 21600 0 0 Z N"/></draw:custom-shape><draw:custom-shape text:anchor-type="paragraph" draw:z-index="8" draw:name="Forme5" draw:style-name="gr6" draw:text-style-name="P76" svg:width="0.65cm" svg:height="0.53cm" svg:x="3.415cm" svg:y="2.813cm"><text:p/><draw:enhanced-geometry svg:viewBox="0 0 21600 21600" draw:type="rectangle" draw:enhanced-path="M 0 0 L 21600 0 21600 21600 0 21600 0 0 Z N"/></draw:custom-shape><draw:custom-shape text:anchor-type="paragraph" draw:z-index="9" draw:name="Forme8" draw:style-name="gr7" draw:text-style-name="P77" svg:width="9.767cm" svg:height="1.131cm" svg:x="6.927cm" svg:y="1.251cm"><text:p/><draw:enhanced-geometry svg:viewBox="0 0 21600 21600" draw:type="rectangle" draw:enhanced-path="M 0 0 L 21600 0 21600 21600 0 21600 0 0 Z N"/></draw:custom-shape><draw:custom-shape text:anchor-type="paragraph" draw:z-index="10" draw:name="Forme9" draw:style-name="gr8" draw:text-style-name="P78" svg:width="9.813cm" svg:height="4.596cm" svg:x="7.288cm" svg:y="3.558cm"><text:p/><draw:enhanced-geometry svg:viewBox="0 0 21600 21600" draw:type="rectangle" draw:enhanced-path="M 0 0 L 21600 0 21600 21600 0 21600 0 0 Z N"/></draw:custom-shape><draw:custom-shape text:anchor-type="paragraph" draw:z-index="11" draw:name="Forme9" draw:style-name="gr9" draw:text-style-name="P79" svg:width="9.813cm" svg:height="4.596cm" svg:x="6.832cm" svg:y="2.57cm"><text:p/><draw:enhanced-geometry svg:viewBox="0 0 21600 21600" draw:type="rectangle" draw:enhanced-path="M 0 0 L 21600 0 21600 21600 0 21600 0 0 Z N"/></draw:custom-shape><draw:frame text:anchor-type="paragraph" draw:z-index="12" draw:name="Forme10" draw:style-name="gr10" draw:text-style-name="P73" svg:width="2.791cm" svg:height="0.976cm" svg:x="7.144cm" svg:y="2.764cm"><draw:text-box><text:p>Figure - Photo ancienne</text:p></draw:text-box></draw:frame><draw:frame text:anchor-type="paragraph" draw:z-index="13" draw:name="Forme11" draw:style-name="gr11" draw:text-style-name="P73" svg:width="2.334cm" svg:height="0.627cm" svg:x="9.91cm" svg:y="1.443cm"><draw:text-box><text:p>header</text:p></draw:text-box></draw:frame><draw:custom-shape text:anchor-type="paragraph" draw:z-index="15" draw:name="Forme12" draw:style-name="gr13" draw:text-style-name="P80" svg:width="2.719cm" svg:height="0.53cm" svg:x="7.168cm" svg:y="6.348cm"><text:p/><draw:enhanced-geometry svg:viewBox="0 0 21600 21600" draw:type="rectangle" draw:enhanced-path="M 0 0 L 21600 0 21600 21600 0 21600 0 0 Z N"/></draw:custom-shape><draw:custom-shape text:anchor-type="paragraph" draw:z-index="16" draw:name="Forme12" draw:style-name="gr13" draw:text-style-name="P80" svg:width="2.719cm" svg:height="0.53cm" svg:x="7.962cm" svg:y="7.359cm"><text:p/><draw:enhanced-geometry svg:viewBox="0 0 21600 21600" draw:type="rectangle" draw:enhanced-path="M 0 0 L 21600 0 21600 21600 0 21600 0 0 Z N"/></draw:custom-shape><draw:custom-shape text:anchor-type="paragraph" draw:z-index="19" draw:name="Forme14" draw:style-name="gr15" draw:text-style-name="P81" svg:width="10.752cm" svg:height="1.227cm" svg:x="6.182cm" svg:y="8.394cm"><text:p/><draw:enhanced-geometry svg:viewBox="0 0 21600 21600" draw:type="rectangle" draw:enhanced-path="M 0 0 L 21600 0 21600 21600 0 21600 0 0 Z N"/></draw:custom-shape><draw:frame text:anchor-type="paragraph" draw:z-index="20" draw:name="Forme15" draw:style-name="gr16" draw:text-style-name="P73" svg:width="1.973cm" svg:height="0.698cm" svg:x="6.615cm" svg:y="8.539cm"><draw:text-box><text:p>foote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7" draw:name="Forme13" draw:style-name="gr14" draw:text-style-name="P73" svg:width="1.997cm" svg:height="0.53cm" svg:x="7.481cm" svg:y="0.372cm"><draw:text-box><text:p>Figcaption</text:p></draw:text-box></draw:frame></text:p>
      <text:p text:style-name="P1"/>
      <text:p text:style-name="P1"/>
      <text:p text:style-name="P1"><draw:frame text:anchor-type="paragraph" draw:z-index="14" draw:name="Forme10" draw:style-name="gr12" draw:text-style-name="P73" svg:width="4.04cm" svg:height="0.567cm" svg:x="12.388cm" svg:y="0.15cm"><draw:text-box><text:p>Figure - Homologue</text:p></draw:text-box></draw:frame><draw:frame text:anchor-type="paragraph" draw:z-index="18" draw:name="Forme13" draw:style-name="gr14" draw:text-style-name="P73" svg:width="2.117cm" svg:height="0.53cm" svg:x="8.371cm" svg:y="0.102cm"><draw:text-box><text:p>Figcaption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Explications<text:bookmark text:name="accueil_explications"/></text:p>
      <text:p text:style-name="P1"><draw:custom-shape text:anchor-type="paragraph" draw:z-index="21" draw:name="Forme5" draw:style-name="gr17" draw:text-style-name="P75" svg:width="0.65cm" svg:height="0.53cm" svg:x="3.082cm" svg:y="0.395cm"><text:p/><draw:enhanced-geometry svg:viewBox="0 0 21600 21600" draw:type="rectangle" draw:enhanced-path="M 0 0 L 21600 0 21600 21600 0 21600 0 0 Z N"/></draw:custom-shape></text:p>
      <text:list xml:id="list928069382" text:style-name="L2">
        <text:list-item>
          <text:p text:style-name="P47">Menu</text:p>
          <text:list>
            <text:list-item>
              <text:p text:style-name="P47"><draw:custom-shape text:anchor-type="paragraph" draw:z-index="22" draw:name="Forme5" draw:style-name="gr18" draw:text-style-name="P76" svg:width="0.65cm" svg:height="0.53cm" svg:x="7.345cm" svg:y="0.277cm"><text:p/><draw:enhanced-geometry svg:viewBox="0 0 21600 21600" draw:type="rectangle" draw:enhanced-path="M 0 0 L 21600 0 21600 21600 0 21600 0 0 Z N"/></draw:custom-shape>Accueil <text:s text:c="3"/><text:span text:style-name="T1">~</text:span>32*32</text:p>
              <text:list>
                <text:list-item>
                  <text:p text:style-name="P47">Au survol, les autres icones <text:s text:c="13"/>apparaissent.</text:p>
                </text:list-item>
                <text:list-item>
                  <text:p text:style-name="P47">Au clic, une fenêtre modal s’ouvre avec un menu</text:p>
                </text:list-item>
              </text:list>
            </text:list-item>
          </text:list>
        </text:list-item>
      </text:list>
      <text:p text:style-name="P5"><draw:custom-shape text:anchor-type="paragraph" draw:z-index="23" draw:name="Forme5" draw:style-name="gr18" draw:text-style-name="P76" svg:width="0.65cm" svg:height="0.53cm" svg:x="15.459cm" svg:y="0.358cm"><text:p/><draw:enhanced-geometry svg:viewBox="0 0 21600 21600" draw:type="rectangle" draw:enhanced-path="M 0 0 L 21600 0 21600 21600 0 21600 0 0 Z N"/></draw:custom-shape></text:p>
      <text:list xml:id="list215360288294589" text:continue-numbering="true" text:style-name="L2">
        <text:list-item>
          <text:list>
            <text:list-item>
              <text:p text:style-name="P47">Pays (chaque pays représenté possède son drapeau). <text:span text:style-name="T1">Apparaisse au survol du menu</text:span></text:p>
              <text:list>
                <text:list-item>
                  <text:p text:style-name="P47">Au survol, titre et figcaption sont traduits dans la langue du pays</text:p>
                </text:list-item>
                <text:list-item>
                  <text:p text:style-name="P47">Au clic, une fenêtre modal s’ouvre dans la langue du pays</text:p>
                </text:list-item>
              </text:list>
            </text:list-item>
          </text:list>
        </text:list-item>
      </text:list>
      <text:p text:style-name="P5"/>
      <text:list xml:id="list215359620358070" text:continue-numbering="true" text:style-name="L2">
        <text:list-item>
          <text:p text:style-name="P48">Section</text:p>
          <text:list>
            <text:list-item>
              <text:p text:style-name="P47">Titre : Image png, jpg ou svg <text:s text:c="2"/><text:span text:style-name="T1">~764*169</text:span></text:p>
            </text:list-item>
            <text:list-item>
              <text:p text:style-name="P47">Photo ancienne<text:span text:style-name="T1"> <text:s text:c="2"/>~1200*825</text:span></text:p>
              <text:list>
                <text:list-item>
                  <text:p text:style-name="P47">au survol, s’efface pour laissser apparaître son homologue</text:p>
                </text:list-item>
                <text:list-item>
                  <text:p text:style-name="P47">au clic, se positionne derrière son homologue</text:p>
                </text:list-item>
              </text:list>
            </text:list-item>
            <text:list-item>
              <text:p text:style-name="P49"><text:span text:style-name="T4">Figcaption : légende</text:span> photo ancienne suit la photo ancienne <text:span text:style-name="T4">sur fond noir</text:span></text:p>
            </text:list-item>
            <text:list-item>
              <text:p text:style-name="P49">Homologue <text:s text:c="4"/><text:span text:style-name="T1">~1200*825</text:span></text:p>
              <text:list>
                <text:list-item>
                  <text:p text:style-name="P49">au survol, s’efface pour laisser apparaître la photo ancienne</text:p>
                </text:list-item>
                <text:list-item>
                  <text:p text:style-name="P49">au clic passe dérrière la photo ancienne</text:p>
                </text:list-item>
              </text:list>
            </text:list-item>
            <text:list-item>
              <text:p text:style-name="P48">Figcaption : Légende photo homologue suit la photo sur fond noir.</text:p>
            </text:list-item>
            <text:list-item>
              <text:p text:style-name="P49"><text:span text:style-name="T5">Footer Légende</text:span> : Image png, jpg ou svg <text:s text:c="2"/><text:span text:style-name="T1">~807*137</text:span></text:p>
            </text:list-item>
          </text:list>
        </text:list-item>
      </text:list>
      <text:p text:style-name="P1"/>
      <text:p text:style-name="P1"/>
      <text:p text:style-name="P30"><text:a xlink:type="simple" xlink:href="#Index" text:style-name="Internet_20_link" text:visited-style-name="Visited_20_Internet_20_Link"><text:span text:style-name="T11">Grille</text:span></text:a><text:bookmark text:name="accueil_grille"/><text:bookmark text:name="accueil_charte"/></text:p>
      <text:list xml:id="list1024465056" text:style-name="L3">
        <text:list-item>
          <text:p text:style-name="P50">2 colonnes</text:p>
        </text:list-item>
        <text:list-item>
          <text:p text:style-name="P50">3 lignes</text:p>
        </text:list-item>
      </text:list>
      <text:p text:style-name="P3"/>
      <text:p text:style-name="P3"/>
      <text:p text:style-name="P3"><draw:custom-shape text:anchor-type="paragraph" draw:z-index="24" draw:name="Forme16" draw:style-name="gr19" draw:text-style-name="P82" svg:width="3.911cm" svg:height="4.324cm" svg:x="5.38cm" svg:y="0.062cm"><text:p/><draw:enhanced-geometry svg:viewBox="0 0 21600 21600" draw:type="rectangle" draw:enhanced-path="M 0 0 L 21600 0 21600 21600 0 21600 0 0 Z N"/></draw:custom-shape><draw:custom-shape text:anchor-type="paragraph" draw:z-index="25" draw:name="Forme16" draw:style-name="gr20" draw:text-style-name="P82" svg:width="8.526cm" svg:height="1.442cm" svg:x="5.38cm" svg:y="0.062cm"><text:p/><draw:enhanced-geometry svg:viewBox="0 0 21600 21600" draw:type="rectangle" draw:enhanced-path="M 0 0 L 21600 0 21600 21600 0 21600 0 0 Z N"/></draw:custom-shape><draw:custom-shape text:anchor-type="paragraph" draw:z-index="26" draw:name="Forme16" draw:style-name="gr21" draw:text-style-name="P83" svg:width="8.527cm" svg:height="1.444cm" svg:x="5.38cm" svg:y="0.062cm"><text:p/><draw:enhanced-geometry svg:viewBox="0 0 21600 21600" draw:type="rectangle" draw:enhanced-path="M 0 0 L 21600 0 21600 21600 0 21600 0 0 Z N"/></draw:custom-shape><draw:frame text:anchor-type="paragraph" draw:z-index="28" draw:name="Forme6" draw:style-name="gr22" draw:text-style-name="P73" svg:width="0.472cm" svg:height="0.648cm" svg:x="5.879cm" svg:y="0.397cm"><draw:text-box><text:p>A</text:p></draw:text-box></draw:frame><draw:frame text:anchor-type="paragraph" draw:z-index="29" draw:name="Forme6" draw:style-name="gr22" draw:text-style-name="P73" svg:width="0.472cm" svg:height="0.648cm" svg:x="9.848cm" svg:y="0.397cm"><draw:text-box><text:p>B</text:p></draw:text-box></draw:frame></text:p>
      <text:p text:style-name="P3"/>
      <text:p text:style-name="P3"/>
      <text:p text:style-name="P3"><draw:frame text:anchor-type="paragraph" draw:z-index="31" draw:name="Forme6" draw:style-name="gr22" draw:text-style-name="P73" svg:width="0.472cm" svg:height="0.648cm" svg:x="9.76cm" svg:y="0.397cm"><draw:text-box><text:p>D</text:p></draw:text-box></draw:frame><draw:custom-shape text:anchor-type="paragraph" draw:z-index="44" draw:name="Forme16" draw:style-name="gr21" draw:text-style-name="P83" svg:width="8.527cm" svg:height="1.444cm" svg:x="5.38cm" svg:y="0.222cm"><text:p/><draw:enhanced-geometry svg:viewBox="0 0 21600 21600" draw:type="rectangle" draw:enhanced-path="M 0 0 L 21600 0 21600 21600 0 21600 0 0 Z N"/></draw:custom-shape></text:p>
      <text:p text:style-name="P3"><draw:frame text:anchor-type="paragraph" draw:z-index="30" draw:name="Forme6" draw:style-name="gr22" draw:text-style-name="P73" svg:width="0.472cm" svg:height="0.648cm" svg:x="5.835cm" svg:y="0.095cm"><draw:text-box><text:p>C</text:p></draw:text-box></draw:frame></text:p>
      <text:p text:style-name="P3"><text:soft-page-break/></text:p>
      <text:p text:style-name="P3"><draw:custom-shape text:anchor-type="paragraph" draw:z-index="27" draw:name="Forme16" draw:style-name="gr20" draw:text-style-name="P82" svg:width="8.526cm" svg:height="1.442cm" svg:x="5.38cm" svg:y="0.383cm"><text:p/><draw:enhanced-geometry svg:viewBox="0 0 21600 21600" draw:type="rectangle" draw:enhanced-path="M 0 0 L 21600 0 21600 21600 0 21600 0 0 Z N"/></draw:custom-shape></text:p>
      <text:p text:style-name="P3"><draw:frame text:anchor-type="paragraph" draw:z-index="32" draw:name="Forme6" draw:style-name="gr22" draw:text-style-name="P73" svg:width="0.472cm" svg:height="0.648cm" svg:x="5.907cm" svg:y="0.164cm"><draw:text-box><text:p>E</text:p></draw:text-box></draw:frame><draw:frame text:anchor-type="paragraph" draw:z-index="33" draw:name="Forme6" draw:style-name="gr22" draw:text-style-name="P73" svg:width="0.472cm" svg:height="0.648cm" svg:x="9.701cm" svg:y="0.302cm"><draw:text-box><text:p>F</text:p></draw:text-box></draw:frame></text:p>
      <text:p text:style-name="P3"/>
      <text:p text:style-name="P3"/>
      <text:p text:style-name="P3"><draw:frame text:anchor-type="paragraph" draw:z-index="38" draw:name="Forme6" draw:style-name="gr26" draw:text-style-name="P85" svg:width="0.472cm" svg:height="0.489cm" svg:x="9.377cm" svg:y="1.397cm"><draw:text-box><text:p><text:span text:style-name="T21">B</text:span></text:p></draw:text-box></draw:frame></text:p>
      <text:list xml:id="list215361706842977" text:continue-numbering="true" text:style-name="L3">
        <text:list-item>
          <text:p text:style-name="P51">body { grid-template-areas : « a b » « c d » « e f » ; }</text:p>
        </text:list-item>
      </text:list>
      <text:p text:style-name="P8"/>
      <text:p text:style-name="P3"><draw:frame text:anchor-type="paragraph" draw:z-index="41" draw:name="Forme6" draw:style-name="gr22" draw:text-style-name="P73" svg:width="0.472cm" svg:height="0.648cm" svg:x="5.877cm" svg:y="1.224cm"><draw:text-box><text:p>E</text:p></draw:text-box></draw:frame><draw:custom-shape text:anchor-type="paragraph" draw:z-index="43" draw:name="Forme16" draw:style-name="gr27" draw:text-style-name="P77" svg:width="7.204cm" svg:height="0.839cm" svg:x="6.673cm" svg:y="0.208cm"><text:p/><draw:enhanced-geometry svg:viewBox="0 0 21600 21600" draw:type="rectangle" draw:enhanced-path="M 0 0 L 21600 0 21600 21600 0 21600 0 0 Z N"/></draw:custom-shape><draw:custom-shape text:anchor-type="paragraph" draw:z-index="34" draw:name="Forme16" draw:style-name="gr23" draw:text-style-name="P74" svg:width="1.294cm" svg:height="4.324cm" svg:x="5.38cm" svg:y="0.208cm"><text:p/><draw:enhanced-geometry svg:viewBox="0 0 21600 21600" draw:type="rectangle" draw:enhanced-path="M 0 0 L 21600 0 21600 21600 0 21600 0 0 Z N"/></draw:custom-shape></text:p>
      <text:p text:style-name="P3"><draw:frame text:anchor-type="paragraph" draw:z-index="37" draw:name="Forme6" draw:style-name="gr22" draw:text-style-name="P73" svg:width="0.472cm" svg:height="0.648cm" svg:x="5.879cm" svg:y="0.005cm"><draw:text-box><text:p>A</text:p></draw:text-box></draw:frame></text:p>
      <text:p text:style-name="P3"><draw:frame text:anchor-type="paragraph" draw:z-index="39" draw:name="Forme6" draw:style-name="gr22" draw:text-style-name="P73" svg:width="0.472cm" svg:height="0.648cm" svg:x="5.879cm" svg:y="1.106cm"><draw:text-box><text:p>C</text:p></draw:text-box></draw:frame><draw:custom-shape text:anchor-type="paragraph" draw:z-index="36" draw:name="Forme16" draw:style-name="gr25" draw:text-style-name="P84" svg:width="7.204cm" svg:height="2.894cm" svg:x="6.673cm" svg:y="0.192cm"><text:p/><draw:enhanced-geometry svg:viewBox="0 0 21600 21600" draw:type="rectangle" draw:enhanced-path="M 0 0 L 21600 0 21600 21600 0 21600 0 0 Z N"/></draw:custom-shape></text:p>
      <text:p text:style-name="P3"/>
      <text:p text:style-name="P3"><draw:frame text:anchor-type="paragraph" draw:z-index="40" draw:name="Forme6" draw:style-name="gr22" draw:text-style-name="P73" svg:width="0.472cm" svg:height="0.648cm" svg:x="9.442cm" svg:y="0.249cm"><draw:text-box><text:p>D</text:p></draw:text-box></draw:frame></text:p>
      <text:p text:style-name="P3"/>
      <text:p text:style-name="P3"/>
      <text:p text:style-name="P3"/>
      <text:p text:style-name="P3"/>
      <text:p text:style-name="P3"><draw:custom-shape text:anchor-type="paragraph" draw:z-index="35" draw:name="Forme16" draw:style-name="gr24" draw:text-style-name="P81" svg:width="7.204cm" svg:height="0.593cm" svg:x="6.673cm" svg:y="0.097cm"><text:p/><draw:enhanced-geometry svg:viewBox="0 0 21600 21600" draw:type="rectangle" draw:enhanced-path="M 0 0 L 21600 0 21600 21600 0 21600 0 0 Z N"/></draw:custom-shape><draw:frame text:anchor-type="paragraph" draw:z-index="42" draw:name="Forme6" draw:style-name="gr22" draw:text-style-name="P73" svg:width="0.472cm" svg:height="0.648cm" svg:x="8.61cm" svg:y="0.042cm"><draw:text-box><text:p>F</text:p></draw:text-box></draw:frame></text:p>
      <text:p text:style-name="P3"/>
      <text:p text:style-name="P3"/>
      <text:p text:style-name="P8"/>
      <text:list xml:id="list215359640371600" text:continue-numbering="true" text:style-name="L3">
        <text:list-item>
          <text:p text:style-name="P50">Fusion de A, C et E avec une largeur de 50px.</text:p>
        </text:list-item>
        <text:list-item>
          <text:p text:style-name="P50">B, D et F occupe la place restante disponible.</text:p>
        </text:list-item>
      </text:list>
      <text:p text:style-name="P3"/>
      <text:p text:style-name="P3"><text:tab/><text:span text:style-name="T13">#body { display : grid ; grid-template-columns : 50px 1fr ; grid-template-rows : auto 1fr auto ; height : 100 %; }</text:span></text:p>
      <text:p text:style-name="P3"><text:tab/><text:span text:style-name="T14">#a { grid-column : 1 ; grid-column : 1 ; grid-row : 1 / span 3 ; }</text:span></text:p>
      <text:p text:style-name="P4"><text:tab/><text:span text:style-name="T14">#b { grid-column : 2 ; grid-column : 2 ; grid-row : 2 ; }</text:span></text:p>
      <text:p text:style-name="P4"><text:tab/><text:span text:style-name="T14">#d { grid-column : 2 ; grid-column : 2 ; grid-row : 2 ; }</text:span></text:p>
      <text:p text:style-name="P4"><text:tab/><text:span text:style-name="T14">#f { grid-column : 2 ; grid-column : 2 ; grid-row : 2 ; }</text:span></text:p>
      <text:p text:style-name="P4"/>
      <text:p text:style-name="P7">A = menu</text:p>
      <text:list xml:id="list860698037" text:style-name="L4">
        <text:list-item>
          <text:p text:style-name="P52">Au survol les icones des pays apparaissent .</text:p>
          <text:list>
            <text:list-item>
              <text:p text:style-name="P52">A ul { <text:span text:style-name="T15">opacity</text:span>: <text:span text:style-name="T15">0.1</text:span> ; }</text:p>
            </text:list-item>
            <text:list-item>
              <text:p text:style-name="P52">a ul #fr, #uk { opacity : 0.5 ; }</text:p>
            </text:list-item>
          </text:list>
        </text:list-item>
        <text:list-item>
          <text:p text:style-name="P52">au survol de chaque pays, les icones apparaissent à 100 %</text:p>
          <text:list>
            <text:list-item>
              <text:p text:style-name="P52">a:hover ul { display : block ; }</text:p>
            </text:list-item>
            <text:list-item>
              <text:p text:style-name="P52">a ul #fr { opacity : 1 ; }</text:p>
            </text:list-item>
            <text:list-item>
              <text:p text:style-name="P52">a ul #uk { opacity : 1 ; }</text:p>
            </text:list-item>
          </text:list>
        </text:list-item>
      </text:list>
      <text:p text:style-name="P7"/>
      <text:p text:style-name="P3"/>
      <text:p text:style-name="P3"/>
      <text:p text:style-name="P3"/>
      <text:p text:style-name="P31"><text:a xlink:type="simple" xlink:href="#Index" text:style-name="Internet_20_link" text:visited-style-name="Visited_20_Internet_20_Link"><text:span text:style-name="T11">Charte graphique</text:span></text:a></text:p>
      <text:p text:style-name="P6"/>
      <text:list xml:id="list1842118829" text:style-name="L5">
        <text:list-item>
          <text:p text:style-name="P53">Fond d’écran</text:p>
          <text:list>
            <text:list-item>
              <text:p text:style-name="P55"><text:span text:style-name="T6"><text:s/>en dégradé vers le haut et à droite : </text:span><text:span text:style-name="T3">background : linear-gradient(#1a0000, #4d0000);</text:span></text:p>
            </text:list-item>
            <text:list-item>
              <text:p text:style-name="P56"><text:span text:style-name="T6">U</text:span>ni, <text:span text:style-name="T3">backgrou</text:span><text:span text:style-name="T2">nd : #363638 ;</text:span></text:p>
            </text:list-item>
          </text:list>
          <text:p text:style-name="P68"/>
        </text:list-item>
        <text:list-item>
          <text:p text:style-name="P54">Titre – sous Inkscape Texte – Police Close to you – taille 72 – Couleur #d3bc5f – Filtres ombres et lueurs dedans dehors – Chemin Objet en chemin – Exporter au format PNG</text:p>
          <text:p text:style-name="P54"/>
        </text:list-item>
        <text:list-item>
          <text:p text:style-name="P57">Légende – Sous Inkscape texte _ police Close to you – Taille 32 – Couleur <text:span text:style-name="T6">#d3bc5f </text:span>(prendre la virgule pour faire un accent sur le e de passé).</text:p>
          <text:p text:style-name="P57"/>
        </text:list-item>
        <text:list-item>
          <text:p text:style-name="P57">Icone menu 32px.</text:p>
        </text:list-item>
      </text:list>
      <text:p text:style-name="P1"/>
      <text:p text:style-name="P2"/>
      <text:p text:style-name="P23"><text:a xlink:type="simple" xlink:href="#Index" text:style-name="Internet_20_link" text:visited-style-name="Visited_20_Internet_20_Link">Balise méta</text:a><text:bookmark text:name="accueil_meta"/></text:p>
      <text:p text:style-name="P15"/>
      <text:list xml:id="list3105112820" text:style-name="L6">
        <text:list-item>
          <text:p text:style-name="P43">Description</text:p>
          <text:list>
            <text:list-item>
              <text:p text:style-name="P43">Les image du temps passé confrontées au temps présent.</text:p>
            </text:list-item>
          </text:list>
        </text:list-item>
        <text:list-item>
          <text:p text:style-name="P43">Keywords</text:p>
          <text:list>
            <text:list-item>
              <text:p text:style-name="P43"><text:soft-page-break/>image, hier, aujourd'hui, diaporama</text:p>
            </text:list-item>
          </text:list>
        </text:list-item>
      </text:list>
      <text:p text:style-name="P35">Contact<text:bookmark text:name="contact"/></text:p>
      <text:p text:style-name="P28">contact.html <text:s text:c="3"/>styleContact.css</text:p>
      <text:p text:style-name="P28"/>
      <text:p text:style-name="P32"><text:a xlink:type="simple" xlink:href="#Index" text:style-name="Internet_20_link" text:visited-style-name="Visited_20_Internet_20_Link"><text:span text:style-name="T12">dessin</text:span></text:a></text:p>
      <text:p text:style-name="P9"/>
      <text:p text:style-name="P9"><draw:custom-shape text:anchor-type="paragraph" draw:z-index="46" draw:name="Forme8" draw:style-name="gr7" draw:text-style-name="P77" svg:width="9.767cm" svg:height="1.131cm" svg:x="3.911cm" svg:y="0.369cm"><text:p/><draw:enhanced-geometry svg:viewBox="0 0 21600 21600" draw:type="rectangle" draw:enhanced-path="M 0 0 L 21600 0 21600 21600 0 21600 0 0 Z N"/></draw:custom-shape><draw:custom-shape text:anchor-type="paragraph" draw:z-index="45" draw:name="Forme7" draw:style-name="gr28" svg:width="14.844cm" svg:height="7.859cm" svg:x="2.067cm" svg:y="0.166cm"><text:p/><draw:enhanced-geometry svg:viewBox="0 0 21600 21600" draw:type="rectangle" draw:enhanced-path="M 0 0 L 21600 0 21600 21600 0 21600 0 0 Z N"/></draw:custom-shape></text:p>
      <text:p text:style-name="P9"><draw:frame text:anchor-type="paragraph" draw:z-index="47" draw:name="Forme11" draw:style-name="gr11" draw:text-style-name="P73" svg:width="2.334cm" svg:height="0.627cm" svg:x="6.893cm" svg:y="0.134cm"><draw:text-box><text:p>Header - titre</text:p></draw:text-box></draw:frame></text:p>
      <text:p text:style-name="P9"/>
      <text:p text:style-name="P9"/>
      <text:p text:style-name="P9"/>
      <text:p text:style-name="P9"><draw:custom-shape text:anchor-type="paragraph" draw:z-index="50" draw:name="Forme17" draw:style-name="gr29" draw:text-style-name="P86" svg:width="7.224cm" svg:height="2.938cm" svg:x="4.316cm" svg:y="0.016cm"><text:p/><draw:enhanced-geometry svg:viewBox="0 0 21600 21600" draw:type="rectangle" draw:enhanced-path="M 0 0 L 21600 0 21600 21600 0 21600 0 0 Z N"/></draw:custom-shape></text:p>
      <text:p text:style-name="P9"><draw:frame text:anchor-type="paragraph" draw:z-index="51" draw:name="Forme15" draw:style-name="gr10" draw:text-style-name="P73" svg:width="3.232cm" svg:height="0.976cm" svg:x="5.292cm" svg:y="0.019cm"><draw:text-box><text:p>Section, Formulair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48" draw:name="Forme14" draw:style-name="gr15" draw:text-style-name="P81" svg:width="10.752cm" svg:height="1.227cm" svg:x="3.96cm" svg:y="0.402cm"><text:p/><draw:enhanced-geometry svg:viewBox="0 0 21600 21600" draw:type="rectangle" draw:enhanced-path="M 0 0 L 21600 0 21600 21600 0 21600 0 0 Z N"/></draw:custom-shape></text:p>
      <text:p text:style-name="P9"><draw:frame text:anchor-type="paragraph" draw:z-index="49" draw:name="Forme15" draw:style-name="gr16" draw:text-style-name="P73" svg:width="1.973cm" svg:height="0.698cm" svg:x="4.524cm" svg:y="0.146cm"><draw:text-box><text:p>footer</text:p></draw:text-box></draw:frame></text:p>
      <text:p text:style-name="P9"/>
      <text:p text:style-name="P9"/>
      <text:p text:style-name="P9"/>
      <text:p text:style-name="P9"/>
      <text:p text:style-name="P19"><text:a xlink:type="simple" xlink:href="#Index" text:style-name="Internet_20_link" text:visited-style-name="Visited_20_Internet_20_Link">Explications</text:a><text:bookmark text:name="contact_explications"/></text:p>
      <text:list xml:id="list3437867885" text:style-name="L7">
        <text:list-item>
          <text:p text:style-name="P58">Titre – Image du titre imagedutemps</text:p>
          <text:list>
            <text:list-item>
              <text:p text:style-name="P58">sur clic, liens vers la page d’accueil</text:p>
            </text:list-item>
          </text:list>
        </text:list-item>
      </text:list>
      <text:p text:style-name="P9"/>
      <text:list xml:id="list215361230684181" text:continue-numbering="true" text:style-name="L7">
        <text:list-item>
          <text:p text:style-name="P58">Section – Formulaires classique</text:p>
          <text:list>
            <text:list-item>
              <text:p text:style-name="P58">Titre et explications</text:p>
            </text:list-item>
            <text:list-item>
              <text:p text:style-name="P58">Champs</text:p>
              <text:list>
                <text:list-item>
                  <text:p text:style-name="P58">Prénom</text:p>
                </text:list-item>
                <text:list-item>
                  <text:p text:style-name="P58">Nom</text:p>
                </text:list-item>
                <text:list-item>
                  <text:p text:style-name="P58">Association</text:p>
                </text:list-item>
                <text:list-item>
                  <text:p text:style-name="P58">Email</text:p>
                </text:list-item>
                <text:list-item>
                  <text:p text:style-name="P58">Texte</text:p>
                </text:list-item>
                <text:list-item>
                  <text:p text:style-name="P58">captcha</text:p>
                </text:list-item>
                <text:list-item>
                  <text:p text:style-name="P58">bouton</text:p>
                  <text:list>
                    <text:list-item>
                      <text:p text:style-name="P58">Envoi</text:p>
                    </text:list-item>
                    <text:list-item>
                      <text:p text:style-name="P58">reset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215361737363760" text:continue-numbering="true" text:style-name="L7">
        <text:list-item>
          <text:p text:style-name="P60">footer : memtions copyright et peut-être plus…</text:p>
        </text:list-item>
      </text:list>
      <text:p text:style-name="P13"/>
      <text:p text:style-name="P13"><text:tab/>Le formulaire renvoi vers une page de validation et ensuite sur la page d’accueil.</text:p>
      <text:p text:style-name="P13"><text:tab/><text:span text:style-name="T18">Un mail est emvoyé avec le contenu des champs à l’administrateur</text:span></text:p>
      <text:p text:style-name="P13"><text:tab/><text:span text:style-name="T18">les champs sont stockés dans la table demandeRenseignement de la base de données</text:span></text:p>
      <text:p text:style-name="P9"/>
      <text:p text:style-name="P21"><text:a xlink:type="simple" xlink:href="#Index" text:style-name="Internet_20_link" text:visited-style-name="Visited_20_Internet_20_Link">Charte graphique</text:a><text:bookmark text:name="contact_charte"/></text:p>
      <text:p text:style-name="P13"/>
      <text:p text:style-name="P13"><text:tab/>Les pages de texte sont l’inverse des pages de diaporama. c’est à dire, le fond est couleur du titre et lapolice est de la couleur du fond</text:p>
      <text:list xml:id="list3793273356" text:style-name="L8">
        <text:list-item>
          <text:p text:style-name="P69">background : #b09e56 ;</text:p>
        </text:list-item>
        <text:list-item>
          <text:p text:style-name="P69">color : #363638 ;</text:p>
        </text:list-item>
      </text:list>
      <text:p text:style-name="P9"/>
      <text:p text:style-name="P9"/>
      <text:p text:style-name="P24"><text:a xlink:type="simple" xlink:href="#Index" text:style-name="Internet_20_link" text:visited-style-name="Visited_20_Internet_20_Link">Balise méta</text:a><text:bookmark text:name="contact_meta"/></text:p>
      <text:p text:style-name="P9"/>
      <text:list xml:id="list215359700928786" text:continue-list="list3105112820" text:style-name="L6">
        <text:list-item>
          <text:p text:style-name="P44">Description</text:p>
          <text:list>
            <text:list-item>
              <text:p text:style-name="P44"><text:span text:style-name="T17">Formulaire de contact pour correspondre avec l’administrateur de imagedutemps.org</text:span>.</text:p>
            </text:list-item>
          </text:list>
        </text:list-item>
        <text:list-item>
          <text:p text:style-name="P44">Keywords</text:p>
          <text:list>
            <text:list-item>
              <text:p text:style-name="P61">contact, correspondance.</text:p>
            </text:list-item>
          </text:list>
        </text:list-item>
      </text:list>
      <text:p text:style-name="P9"/>
      <text:p text:style-name="P26"><text:soft-page-break/><text:a xlink:type="simple" xlink:href="#Index" text:style-name="Internet_20_link" text:visited-style-name="Visited_20_Internet_20_Link">POST CONTACT</text:a><text:bookmark text:name="contact_post"/></text:p>
      <text:p text:style-name="P9"/>
      <text:p text:style-name="P9"/>
      <text:p text:style-name="P9"/>
      <text:p text:style-name="P36"><text:bookmark text:name="contact1"/>Administratif</text:p>
      <text:p text:style-name="P29"><text:span text:style-name="T19">aPropos</text:span>.html <text:s text:c="3"/>styleContact.css</text:p>
      <text:p text:style-name="P29"/>
      <text:p text:style-name="P33"><text:a xlink:type="simple" xlink:href="#Index" text:style-name="Internet_20_link" text:visited-style-name="Visited_20_Internet_20_Link"><text:span text:style-name="T12">dessin</text:span></text:a></text:p>
      <text:p text:style-name="P10"/>
      <text:p text:style-name="P10"><draw:custom-shape text:anchor-type="paragraph" draw:z-index="53" draw:name="Forme8" draw:style-name="gr30" draw:text-style-name="P77" svg:width="9.767cm" svg:height="1.415cm" svg:x="3.911cm" svg:y="0.369cm"><text:p/><draw:enhanced-geometry svg:viewBox="0 0 21600 21600" draw:type="rectangle" draw:enhanced-path="M 0 0 L 21600 0 21600 21600 0 21600 0 0 Z N"/></draw:custom-shape><draw:custom-shape text:anchor-type="paragraph" draw:z-index="52" draw:name="Forme7" draw:style-name="gr28" svg:width="14.844cm" svg:height="7.859cm" svg:x="2.067cm" svg:y="0.166cm"><text:p/><draw:enhanced-geometry svg:viewBox="0 0 21600 21600" draw:type="rectangle" draw:enhanced-path="M 0 0 L 21600 0 21600 21600 0 21600 0 0 Z N"/></draw:custom-shape></text:p>
      <text:p text:style-name="P10"><draw:frame text:anchor-type="paragraph" draw:z-index="54" draw:name="Forme11" draw:style-name="gr11" draw:text-style-name="P73" svg:width="2.334cm" svg:height="0.627cm" svg:x="6.893cm" svg:y="0.134cm"><draw:text-box><text:p>Header - titre</text:p></draw:text-box></draw:frame></text:p>
      <text:p text:style-name="P10"><draw:custom-shape text:anchor-type="paragraph" draw:z-index="59" draw:name="Forme18" draw:style-name="gr31" draw:text-style-name="P87" svg:width="6.271cm" svg:height="0.715cm" svg:x="5.092cm" svg:y="0.215cm"><text:p/><draw:enhanced-geometry svg:viewBox="0 0 21600 21600" draw:type="rectangle" draw:enhanced-path="M 0 0 L 21600 0 21600 21600 0 21600 0 0 Z N"/></draw:custom-shape></text:p>
      <text:p text:style-name="P10"><draw:frame text:anchor-type="paragraph" draw:z-index="60" draw:name="Forme19" draw:style-name="gr26" draw:text-style-name="P85" svg:width="4.79cm" svg:height="0.489cm" svg:x="5.278cm" svg:y="0.023cm"><draw:text-box><text:p><text:span text:style-name="T21">Nav : </text:span></text:p></draw:text-box></draw:frame></text:p>
      <text:p text:style-name="P10"/>
      <text:p text:style-name="P10"><draw:custom-shape text:anchor-type="paragraph" draw:z-index="57" draw:name="Forme17" draw:style-name="gr29" draw:text-style-name="P86" svg:width="7.224cm" svg:height="2.938cm" svg:x="4.316cm" svg:y="0.016cm"><text:p/><draw:enhanced-geometry svg:viewBox="0 0 21600 21600" draw:type="rectangle" draw:enhanced-path="M 0 0 L 21600 0 21600 21600 0 21600 0 0 Z N"/></draw:custom-shape></text:p>
      <text:p text:style-name="P10"><draw:frame text:anchor-type="paragraph" draw:z-index="58" draw:name="Forme15" draw:style-name="gr10" draw:text-style-name="P73" svg:width="3.232cm" svg:height="0.976cm" svg:x="5.292cm" svg:y="0.019cm"><draw:text-box><text:p>Section, texte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55" draw:name="Forme14" draw:style-name="gr15" draw:text-style-name="P81" svg:width="10.752cm" svg:height="1.227cm" svg:x="3.96cm" svg:y="0.402cm"><text:p/><draw:enhanced-geometry svg:viewBox="0 0 21600 21600" draw:type="rectangle" draw:enhanced-path="M 0 0 L 21600 0 21600 21600 0 21600 0 0 Z N"/></draw:custom-shape></text:p>
      <text:p text:style-name="P10"><draw:frame text:anchor-type="paragraph" draw:z-index="56" draw:name="Forme15" draw:style-name="gr16" draw:text-style-name="P73" svg:width="1.973cm" svg:height="0.698cm" svg:x="4.524cm" svg:y="0.146cm"><draw:text-box><text:p>footer</text:p></draw:text-box></draw:frame></text:p>
      <text:p text:style-name="P10"/>
      <text:p text:style-name="P10"/>
      <text:p text:style-name="P10"/>
      <text:p text:style-name="P10"/>
      <text:p text:style-name="P20"><text:a xlink:type="simple" xlink:href="#Index" text:style-name="Internet_20_link" text:visited-style-name="Visited_20_Internet_20_Link">Explications</text:a><text:bookmark text:name="contact_explications1"/></text:p>
      <text:list xml:id="list215359700140754" text:continue-list="list215361737363760" text:style-name="L7">
        <text:list-item>
          <text:p text:style-name="P63">Header</text:p>
          <text:list>
            <text:list-item>
              <text:p text:style-name="P59">Titre – Image du titre imagedutemps</text:p>
              <text:list>
                <text:list-item>
                  <text:p text:style-name="P59">sur clic, liens vers la page d’accueil</text:p>
                </text:list-item>
              </text:list>
            </text:list-item>
            <text:list-item>
              <text:p text:style-name="P63">Nav</text:p>
              <text:list>
                <text:list-item>
                  <text:p text:style-name="P63">Mentions légales</text:p>
                </text:list-item>
                <text:list-item>
                  <text:p text:style-name="P63"/>
                </text:list-item>
              </text:list>
            </text:list-item>
          </text:list>
        </text:list-item>
      </text:list>
      <text:p text:style-name="P16"/>
      <text:list xml:id="list215361353232426" text:continue-numbering="true" text:style-name="L7">
        <text:list-item>
          <text:p text:style-name="P63">Section</text:p>
          <text:list>
            <text:list-item>
              <text:p text:style-name="P63">Réglement intérieur</text:p>
            </text:list-item>
            <text:list-item>
              <text:p text:style-name="P63"/>
            </text:list-item>
          </text:list>
        </text:list-item>
      </text:list>
      <text:p text:style-name="P9"/>
      <text:p text:style-name="P9"/>
      <text:p text:style-name="P9"/>
      <text:p text:style-name="P22"><text:a xlink:type="simple" xlink:href="#Index" text:style-name="Internet_20_link" text:visited-style-name="Visited_20_Internet_20_Link">Charte graphique</text:a><text:bookmark text:name="contact_charte1"/></text:p>
      <text:p text:style-name="P14"/>
      <text:p text:style-name="P14"><text:tab/><text:span text:style-name="T20">La feuille de style est la même que pour la page contact.</text:span></text:p>
      <text:p text:style-name="P14"><text:tab/>Les pages de texte sont l’inverse des pages de diaporama. c’est à dire, le fond est couleur du titre et lapolice est de la couleur du fond</text:p>
      <text:list xml:id="list215360378008078" text:continue-list="list3793273356" text:style-name="L8">
        <text:list-item>
          <text:p text:style-name="P70">background : #b09e56 ;</text:p>
        </text:list-item>
        <text:list-item>
          <text:p text:style-name="P70">color : #363638 ;</text:p>
        </text:list-item>
      </text:list>
      <text:p text:style-name="P11"/>
      <text:p text:style-name="P11"/>
      <text:p text:style-name="P25"><text:a xlink:type="simple" xlink:href="#Index" text:style-name="Internet_20_link" text:visited-style-name="Visited_20_Internet_20_Link">Balise méta</text:a><text:bookmark text:name="contact_meta1"/></text:p>
      <text:p text:style-name="P11"/>
      <text:list xml:id="list215360165050746" text:continue-list="list215359700928786" text:style-name="L6">
        <text:list-item>
          <text:p text:style-name="P45">Description</text:p>
          <text:list>
            <text:list-item>
              <text:p text:style-name="P45">Réglement intérieur du site imagedutemps.org.</text:p>
            </text:list-item>
          </text:list>
        </text:list-item>
        <text:list-item>
          <text:p text:style-name="P45">Keywords</text:p>
          <text:list>
            <text:list-item>
              <text:p text:style-name="P62">réglement intérieur, A propos.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999999" draw:end-color="#cc66ff" draw:start-intensity="100%" draw:end-intensity="100%" draw:angle="900" draw:border="0%"/>
    <draw:gradient draw:name="gradient" draw:style="linear" draw:start-color="#808080" draw:end-color="#ffcc99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35cm" fo:margin-bottom="1.067cm" fo:margin-left="1.293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6:40:04.982000000</meta:creation-date>
    <dc:date>2018-04-04T21:53:59.226000000</dc:date>
    <meta:editing-duration>PT14H1M48S</meta:editing-duration>
    <meta:editing-cycles>18</meta:editing-cycles>
    <meta:generator>LibreOffice/6.0.1.1$Windows_x86 LibreOffice_project/60bfb1526849283ce2491346ed2aa51c465abfe6</meta:generator>
    <meta:document-statistic meta:table-count="0" meta:image-count="0" meta:object-count="0" meta:page-count="8" meta:paragraph-count="134" meta:word-count="773" meta:character-count="3986" meta:non-whitespace-character-count="3385"/>
  </office:meta>
</office:document-meta>
</file>